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in" fo:margin-bottom="0in" fo:text-align="start" style:justify-single-word="false" fo:padding="0in" fo:border="none"/>
    </style:style>
    <style:style style:name="P2" style:family="paragraph" style:parent-style-name="Heading_20_1">
      <style:paragraph-properties fo:margin-top="0in" fo:margin-bottom="0in" fo:text-align="start" style:justify-single-word="false" fo:padding="0in" fo:border="none"/>
    </style:style>
    <style:style style:name="T1" style:family="text">
      <style:text-properties fo:color="#000000" style:text-line-through-style="none" style:text-underline-style="none" style:text-blinking="false" fo:background-color="#ffffff"/>
    </style:style>
    <style:style style:name="T2" style:family="text">
      <style:text-properties fo:color="#003399" style:text-line-through-style="none" style:text-underline-style="none" style:text-blinking="false"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ews 1 (politics)</text:p>
      <text:h text:style-name="Heading_20_1" text:outline-level="1">Nelson Mandela health: Zuma reassures South Africa</text:h>
      <text:p text:style-name="Standard"/>
      <text:p text:style-name="Text_20_body">In an interview with the BBC, Mr Zuma said that people "must not panic" and that the former president was doing "very well" so far.</text:p>
      <text:p text:style-name="Text_20_body">The 94-year-old was admitted to hospital before midnight on Wednesday.</text:p>
      <text:p text:style-name="Text_20_body">He spent 18 days in hospital in December undergoing treatment for a lung infection and gallstones.</text:p>
      <text:p text:style-name="Text_20_body">In a statement released earlier, Mr Zuma's office said the ex-leader was "responding positively" to treatment.</text:p>
      <text:p text:style-name="Text_20_body">The presidency has not identified the hospital where Mr Mandela is being treated.</text:p>
      <text:p text:style-name="Text_20_body">Speaking to the BBC's Lerato Mbele, Mr Zuma said people should "slow down the anxiety". </text:p>
      <text:p text:style-name="Text_20_body">"Of course I have been saying to people, you should bear in mind Madiba is no longer that young and if he goes for check-ups every now and again, I don't think people must be alarmed about it. I would like to really say the country must not panic," Mr Zuma said. </text:p>
      <text:p text:style-name="Text_20_body"><text:bookmark text:name="story_continues_2"/>The former president is often fondly referred to by his clan name, Madiba.</text:p>
      <text:p text:style-name="Text_20_body">When asked if people should prepare for the inevitable, Mr Zuma said: "In Zulu, when someone passes away who is very old, people say he or she has gone home. I think those are some of the things we should be thinking about."</text:p>
      <text:p text:style-name="Text_20_body">But he stressed that Mr Mandela had been able to handle the situation "very well" so far.</text:p>
      <text:p text:style-name="Text_20_body">"Very few outstanding personalities in the world live to his level," he said.</text:p>
      <text:p text:style-name="Text_20_body">Mr Zuma said he was in touch with doctors about visiting Mr Mandela in hospital as soon as possible.</text:p>
      <text:p text:style-name="Text_20_body">Mr Mandela is regarded by many South Africans as the father of the nation for leading the struggle against apartheid.</text:p>
      <text:p text:style-name="Text_20_body">He served as South Africa's first black president from 1994 to 1999. </text:p>
      <text:p text:style-name="Text_20_body">It is the fourth time, Mr Mandela has been admitted to hospital in just over two years.</text:p>
      <text:p text:style-name="Text_20_body">He first contracted tuberculosis in the 1980s while detained on the windswept Robben Island where he served 18 of the 27 years he was imprisoned for sabotage.</text:p>
      <text:p text:style-name="Text_20_body"/>
      <text:p text:style-name="Text_20_body">….........................................</text:p>
      <text:p text:style-name="Text_20_body">new 2(politics)</text:p>
      <text:h text:style-name="Heading_20_1" text:outline-level="1">Arms treaty blocked by Iran, North Korea and Syria</text:h>
      <text:p text:style-name="Text_20_body">The draft would require states to ensure that conventional weapons are not transferred across borders if <text:soft-page-break/>they are to be used in human rights abuses.</text:p>
      <text:p text:style-name="Text_20_body">Supporters were hoping to secure the backing of all 193 UN member states.</text:p>
      <text:p text:style-name="Text_20_body">They are now expected to take the draft to the UN General Assembly, where it will likely pass by a large majority. </text:p>
      <text:p text:style-name="Text_20_body">"This is not a failure, today is success deferred and deferred by not very long," said the chief UK negotiator, Jo Adamson, who called the draft a "good, strong treaty".</text:p>
      <text:p text:style-name="Text_20_body">Diplomats have worked for nearly a decade to agree on a set of principles to stop the unchecked flow of arms, and the BBC's Nada Tawfik reports from New York that on Thursday many believed the treaty was close to achieving consensus. </text:p>
      <text:p text:style-name="Text_20_body">The treaty would prohibit states from exporting conventional weapons in violation of arms embargoes, or weapons that would be used for acts of genocide, crimes against humanity, war crimes or terrorism.</text:p>
      <text:p text:style-name="Text_20_body">It would also require states to prevent conventional weapons reaching the black market.</text:p>
      <text:p text:style-name="Text_20_body">'Too narrow' </text:p>
      <text:p text:style-name="Text_20_body">Iran's representative, Mohammad Khazaee, said the treaty was "hugely susceptible to politicisation and discrimination". </text:p>
      <text:p text:style-name="Text_20_body">He said it failed to ban transfers of arms to those who "commit acts of aggression", apparently a reference to rebel groups.</text:p>
      <text:p text:style-name="Text_20_body">Syrian Ambassador Bashar Jaafari objected to the draft treaty's failure to include an embargo on transferring arms to "terrorist armed groups and to non-state actors".</text:p>
      <text:p text:style-name="Text_20_body">"Unfortunately our national concerns were not taken into consideration," he said.</text:p>
      <text:p text:style-name="Text_20_body">Anna Macdonald, head of arms control at Oxfam, said the treaty was too narrow.</text:p>
      <text:p text:style-name="Text_20_body">"We need a treaty that covers all conventional weapons, not just some of them,'' she said. </text:p>
      <text:p text:style-name="Text_20_body">"We need a treaty that will make a difference to the lives of the people living in Congo, Mali, Syria and elsewhere who suffer each day from the impacts of armed violence."</text:p>
      <text:p text:style-name="Text_20_body">Last year, efforts to reach agreement on the treaty broke down after the US, followed by Russia and China, said more time was needed to consider the issues.</text:p>
      <text:p text:style-name="Text_20_body"/>
      <text:p text:style-name="Text_20_body">…...................................................</text:p>
      <text:p text:style-name="Text_20_body">Potitics apinion )</text:p>
      <text:h text:style-name="Heading_20_1" text:outline-level="1"><text:span text:style-name="Strong_20_Emphasis">Why North Korea regime is scary</text:span></text:h>
      <text:p text:style-name="Text_20_body"><text:span text:style-name="Strong_20_Emphasis"/></text:p>
      <text:p text:style-name="Text_20_body"><text:span text:style-name="Strong_20_Emphasis"/></text:p>
      <text:p text:style-name="Text_20_body"><text:span text:style-name="Strong_20_Emphasis">(CNN)</text:span> -- North Korea, under its untested young leader Kim Jong Un, has ratcheted up the threats toward South Korea and the United States to unprecedented levels and with greater intensity than ever before.</text:p>
      <text:p text:style-name="Text_20_body">A torrent of threats has flowed from North Korean spokesmen, including a promise of preemptive nuclear strikes on the United States and calls to "break the waists of the crazy enemies, totally cut their <text:soft-page-break/>windpipes and thus clearly show them what a real war is like."</text:p>
      <text:p text:style-name="Text_20_body">North Korean brinkmanship, bluff, and bluster are stock elements in its diplomatic toolkit, but why have the threats become so outsized, and how worried should we be? Is North Korea playing the same game it has always played, or does the now-nuclear playbook of a rash young leader represent a new threat the we cannot afford to ignore?</text:p>
      <text:p text:style-name="Text_20_body"/>
      <text:p text:style-name="Standard">Image – opnition Why North Korea regime is scary</text:p>
      <text:p text:style-name="Standard"/>
      <text:p text:style-name="Standard">…................................</text:p>
      <text:p text:style-name="Standard">politics Opinion <text:bookmark text:name="article-title"/>: </text:p>
      <text:p text:style-name="Standard"/>
      <text:p text:style-name="Standard">Obama signs executive order to create commission to address voting issues</text:p>
      <text:h text:style-name="P2" text:outline-level="1"><text:bookmark text:name="article-title1"/><text:span text:style-name="T1">Obama signs executive order to create commission to address voting issues</text:span></text:h>
      <text:p text:style-name="P1"><text:a xlink:type="simple" xlink:href="http://www.foxnews.com/politics/2013/03/28/obama-signs-executive-order-to-create-commission-to-address-voting-issues/#ixzz2Ou7mZYKc"><text:span text:style-name="T1"/></text:a></text:p>
      <text:p text:style-name="P1"><text:span text:style-name="T1">President Barack Obama has signed an executive order establishing a presidential commission to address voting issues.</text:span></text:p>
      <text:p text:style-name="Text_20_body">Obama announced his plans to create the commission last month in his State of the Union address. The top lawyer for Obama's re-election campaign, Bob Bauer, will co-chair the commission with the top lawyer for Republican Mitt Romney's campaign, Ben Ginsburg.</text:p>
      <text:p text:style-name="Text_20_body">The goal is to address issues including long lines at the polls, voter registration and voter access.</text:p>
      <text:p text:style-name="Text_20_body">The order gives the commission six months after its first public meeting to submit a report to Obama about ways to improve the voting experience.</text:p>
      <text:p text:style-name="P1"><text:span text:style-name="T1">Fig_ opinion two<text:line-break/>…..........................................................................................................</text:span></text:p>
      <text:p text:style-name="P1"><text:span text:style-name="T1">Opinion 3 Massive turnover changing face of Senate</text:span></text:p>
      <text:p text:style-name="P1"><text:span text:style-name="T1"/></text:p>
      <text:h text:style-name="P2" text:outline-level="1"><text:span text:style-name="T1">Massive turnover changing face of Senate</text:span></text:h>
      <text:p text:style-name="P1"><text:span text:style-name="Strong_20_Emphasis"><text:span text:style-name="T1">Washington (CNN)</text:span></text:span><text:span text:style-name="T1"> -- With South Dakota Democrat </text:span><text:a xlink:type="simple" xlink:href="http://politicalticker.blogs.cnn.com/2013/03/26/fifth-democratic-senator-says-no-to-2014/">Tim Johnson's announcement this week</text:a><text:span text:style-name="T1"> that he will not seek re-election this year, the recent string of Senate retirements has the political class debating whether Republicans have a real shot at taking control of the upper chamber.</text:span></text:p>
      <text:p text:style-name="Text_20_body">But this biennial parlor game overlooks a stunning dynamic that has been developing on Capitol Hill over the past decade: massive turnover.</text:p>
      <text:p text:style-name="Text_20_body">Think back to late 2004, when a young hotshot from Illinois had just been elected to the Senate. National TV appearances led to obvious questions about his future political plans, but the senator-elect joked that he would finish out a full term, considering he was entering the upper chamber as its 99th-ranking member.</text:p>
      <text:p text:style-name="Text_20_body">Consider this:</text:p>
      <text:p text:style-name="Text_20_body">• If Barack Obama had stayed in the Senate, he would be ranked 46th today. Given all the retirements that have been announced for the 2014 election cycle, he'd be ranked at least as high as 39th -- and maybe higher -- in early 2015. In other words, he would have taken a giant leap in seniority had he waited until 2016 to run for president.</text:p>
      <text:p text:style-name="Text_20_body"><text:soft-page-break/>• Only 32 current senators were in office in 2001 for the September 11 attacks. That number will shrink to 28 -- perhaps even lower -- when the next Congress convenes in early 2015.</text:p>
      <text:p text:style-name="Text_20_body">• Since the Republicans last had the Senate majority headed into the 2006 midterm elections, 54 new senators have joined the chamber. (Fifteen new members have been sworn in since last fall's election; 14 new members joined after the 2010 election and another 15 after the 2008 election. There were 12 new senators as of the 2006 elections -- and 11 of those remain. Virginia Democrat Jim Webb served just one term and was succeeded by Democrat Tim Kaine.)</text:p>
      <text:p text:style-name="P1"><text:span text:style-name="T1">fig (opinion 3)</text:span></text:p>
      <text:p text:style-name="P1"><text:span text:style-name="T1">…....................................................................................</text:span></text:p>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9T11:08:52</meta:creation-date>
    <meta:generator>LibreOffice/3.5$Linux_X86_64 LibreOffice_project/350m1$Build-2</meta:generator>
    <dc:date>2013-03-29T11:25:58</dc:date>
    <meta:editing-duration>PT13M51S</meta:editing-duration>
    <meta:editing-cycles>20</meta:editing-cycles>
    <meta:document-statistic meta:table-count="0" meta:image-count="0" meta:object-count="0" meta:page-count="4" meta:paragraph-count="64" meta:word-count="1294" meta:character-count="7856" meta:non-whitespace-character-count="6617"/>
  </office:meta>
</office:document-meta>
</file>